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5cm" svg:stroke-opacity="99%" draw:stroke-linejoin="miter" draw:fill="solid" draw:fill-color="#000000" draw:opacity="99%"/>
    </style:style>
    <style:style style:name="gr2" style:family="graphic" style:parent-style-name="standard">
      <style:graphic-properties draw:stroke="none" svg:stroke-width="0.025cm" draw:stroke-linejoin="miter" draw:fill="solid" draw:fill-color="#000000"/>
    </style:style>
    <style:style style:name="gr3" style:family="graphic" style:parent-style-name="standard">
      <style:graphic-properties draw:stroke="none" svg:stroke-width="0.025cm" draw:stroke-linejoin="miter" draw:fill="solid" draw:fill-color="#babdb6"/>
    </style:style>
    <style:style style:name="gr4" style:family="graphic" style:parent-style-name="standard">
      <style:graphic-properties draw:stroke="solid" svg:stroke-width="0.108cm" svg:stroke-color="#000000" draw:stroke-linejoin="round" draw:fill="solid" draw:fill-color="#d3d7cf" fo:padding-top="0.179cm" fo:padding-bottom="0.179cm" fo:padding-left="0.304cm" fo:padding-right="0.304cm"/>
    </style:style>
    <style:style style:name="gr5" style:family="graphic" style:parent-style-name="standard">
      <style:graphic-properties draw:stroke="none" svg:stroke-width="0.019cm" svg:stroke-opacity="99%" draw:stroke-linejoin="miter" draw:fill="solid" draw:fill-color="#2e3436" draw:opacity="99%"/>
    </style:style>
    <style:style style:name="gr6" style:family="graphic" style:parent-style-name="standard">
      <style:graphic-properties draw:stroke="none" svg:stroke-width="0.025cm" draw:stroke-linejoin="miter" draw:fill="solid" draw:fill-color="#2e3436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2.9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3.7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3.3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7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777cm"/>
    </style:style>
    <style:style style:name="P1" style:family="paragraph">
      <loext:graphic-properties draw:fill="solid" draw:fill-color="#000000" draw:opacity="99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babdb6"/>
    </style:style>
    <style:style style:name="P4" style:family="paragraph">
      <loext:graphic-properties draw:fill="solid" draw:fill-color="#d3d7cf"/>
    </style:style>
    <style:style style:name="P5" style:family="paragraph">
      <loext:graphic-properties draw:fill="solid" draw:fill-color="#2e3436" draw:opacity="99%"/>
    </style:style>
    <style:style style:name="P6" style:family="paragraph">
      <loext:graphic-properties draw:fill="solid" draw:fill-color="#2e3436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87cm" svg:height="2.976cm" svg:x="16.437cm" svg:y="4.268cm" svg:viewBox="0 0 2288 2977" svg:d="M123 0l1409 764v-106h220l-1215-658zM687 0l1214 658h372l-1215-658zM1208 0l1080 586v-224l-667-362zM1771 0l517 280v-201l-146-79zM0 15v200l1532 831v-201zM0 297v224l253 137h415zM0 602v56h105zM760 710v223l772 418v-223zM760 1015v201l772 419v-202zM760 1297v225l772 419v-226zM760 1604v201l772 418v-201zM760 1886v225l772 418v-225zM760 2191v202l772 418v-201zM760 2474v186l586 317h186v-85zM760 2741v187l93 49h344l-436-236z">
          <text:p/>
        </draw:path>
        <draw:polygon draw:style-name="gr2" draw:text-style-name="P2" draw:layer="layout" svg:width="4.938cm" svg:height="3.095cm" svg:x="12cm" svg:y="4.162cm" svg:viewBox="0 0 4939 3096" draw:points="1626,0 1487,280 102,2892 0,3096 827,3096 828,3093 831,3087 1632,1411 2435,3093 4939,3093 4939,2417 3899,2417 3899,2 3126,2 3126,2417 2897,2417 1764,280">
          <text:p/>
        </draw:polygon>
        <draw:path draw:style-name="gr2" draw:text-style-name="P2" draw:layer="layout" svg:width="2.209cm" svg:height="3.109cm" svg:x="8.264cm" svg:y="4.22cm" svg:viewBox="0 0 2210 3110" svg:d="M1142 0c-285 0-535 79-725 242h-1c-188 161-287 386-287 638 0 197 66 379 193 523l2 1c133 148 356 278 680 427l3 1 3 2c17 6 44 19 82 37h1l2 2c128 56 217 115 268 167 50 50 63 86 63 125 0 91-23 140-74 186h-2v1c-49 44-113 68-222 68-123 0-207-25-270-67-65-43-110-101-138-196l-47-164-164 71-358 156-131 29 6 27-26 11 63 129c59 210 178 389 356 509 187 126 422 185 690 185 319 0 593-86 796-263 202-178 305-429 305-713 0-203-66-387-196-530-132-147-341-271-634-399h-1c-14-5-32-13-56-24l-2-1h-1c-151-66-258-133-319-190-62-57-77-96-77-132 0-71 17-104 58-139 43-34 100-57 199-57 65 0 111 14 154 38v2h2c43 25 90 69 138 140l76 110 124-60 364-177 73-35 47-23-47-120c-67-172-193-311-362-403-171-92-377-134-608-134z">
          <text:p/>
        </draw:path>
        <draw:path draw:style-name="gr2" draw:text-style-name="P2" draw:layer="layout" svg:width="3.157cm" svg:height="3.104cm" svg:x="3.005cm" svg:y="4.222cm" svg:viewBox="0 0 3158 3105" svg:d="M1793 0v689c89 9 169 26 242 58 100 42 190 106 275 198l92 103 115-81 340-242 127-90-100-115c-152-174-330-307-531-394-170-74-357-115-560-126zM1055 98c-9 4-19 6-28 9-206 74-388 184-542 326v1c-159 145-281 311-363 501l-2 1c-81 190-120 396-120 616 0 216 40 423 118 615 80 191 197 362 347 506 153 145 333 256 537 327 17 6 35 12 53 18v-818c-5-4-10-7-14-12-167-162-251-365-251-639 0-270 82-468 249-627 5-5 10-8 16-13zM1793 1369v657h586c-21 105-63 191-153 259-102 78-242 126-433 139v681c399-18 731-132 972-352 264-240 393-580 393-986 0-36-2-94-6-182-2-33-2-56-2-71v-145z">
          <text:p/>
        </draw:path>
        <draw:path draw:style-name="gr2" draw:text-style-name="P2" draw:layer="layout" svg:width="1.507cm" svg:height="2.535cm" svg:x="8.66cm" svg:y="4.506cm" svg:viewBox="0 0 1508 2536" svg:d="M747 0c191 0 341 35 454 97 72 38 122 88 164 145l-113 53c-45-49-96-92-153-124 0 0 1-2 0-2-93-53-201-79-313-79-152 0-295 39-401 127h-1v2c-105 87-160 218-160 353 0 126 65 242 166 336 99 93 236 172 407 245 0 1 0 2 1 2 24 11 43 18 59 25 272 118 450 234 529 323 81 89 122 196 122 344 0 224-68 381-208 504-140 121-324 185-587 185-220 0-386-46-511-130-95-65-157-154-202-262l103-45c46 78 103 149 179 201h2v1c123 83 278 121 447 121 167 0 321-49 433-148 1-1 2-1 2-2 112-99 171-243 171-393 0-119-57-233-147-323-88-89-208-163-357-228-1-1-2-1-3-2-36-17-64-29-88-39l-1-1c-2-1-3-2-4-2-304-139-501-269-577-353-81-92-120-197-120-338 0-187 59-317 186-426 130-111 292-167 521-167z">
          <text:p/>
        </draw:path>
        <draw:polygon draw:style-name="gr2" draw:text-style-name="P2" draw:layer="layout" svg:width="0.58cm" svg:height="0.545cm" svg:x="6.377cm" svg:y="4.299cm" svg:viewBox="0 0 581 546" draw:points="0,0 0,546 581,546 581,0">
          <text:p/>
        </draw:polygon>
        <draw:polygon draw:style-name="gr2" draw:text-style-name="P2" draw:layer="layout" svg:width="0.58cm" svg:height="0.545cm" svg:x="7.017cm" svg:y="4.299cm" svg:viewBox="0 0 581 546" draw:points="0,0 0,546 581,546 581,0">
          <text:p/>
        </draw:polygon>
        <draw:polygon draw:style-name="gr2" draw:text-style-name="P2" draw:layer="layout" svg:width="0.58cm" svg:height="0.545cm" svg:x="7.657cm" svg:y="4.299cm" svg:viewBox="0 0 581 546" draw:points="0,0 0,546 581,546 581,0">
          <text:p/>
        </draw:polygon>
        <draw:polygon draw:style-name="gr2" draw:text-style-name="P2" draw:layer="layout" svg:width="0.58cm" svg:height="0.545cm" svg:x="6.377cm" svg:y="4.901cm" svg:viewBox="0 0 581 546" draw:points="0,0 0,546 581,546 581,0">
          <text:p/>
        </draw:polygon>
        <draw:polygon draw:style-name="gr2" draw:text-style-name="P2" draw:layer="layout" svg:width="0.58cm" svg:height="0.547cm" svg:x="6.377cm" svg:y="5.501cm" svg:viewBox="0 0 581 548" draw:points="0,0 0,548 581,548 581,0">
          <text:p/>
        </draw:polygon>
        <draw:polygon draw:style-name="gr2" draw:text-style-name="P2" draw:layer="layout" svg:width="0.58cm" svg:height="0.547cm" svg:x="7.017cm" svg:y="5.501cm" svg:viewBox="0 0 581 548" draw:points="0,0 0,548 581,548 581,0">
          <text:p/>
        </draw:polygon>
        <draw:polygon draw:style-name="gr2" draw:text-style-name="P2" draw:layer="layout" svg:width="0.58cm" svg:height="0.547cm" svg:x="7.657cm" svg:y="5.501cm" svg:viewBox="0 0 581 548" draw:points="0,0 0,548 581,548 581,0">
          <text:p/>
        </draw:polygon>
        <draw:polygon draw:style-name="gr2" draw:text-style-name="P2" draw:layer="layout" svg:width="0.58cm" svg:height="0.545cm" svg:x="6.377cm" svg:y="6.103cm" svg:viewBox="0 0 581 546" draw:points="0,0 0,546 581,546 581,0">
          <text:p/>
        </draw:polygon>
        <draw:polygon draw:style-name="gr2" draw:text-style-name="P2" draw:layer="layout" svg:width="0.58cm" svg:height="0.545cm" svg:x="6.377cm" svg:y="6.706cm" svg:viewBox="0 0 581 546" draw:points="0,0 0,546 581,546 581,0">
          <text:p/>
        </draw:polygon>
        <draw:polygon draw:style-name="gr2" draw:text-style-name="P2" draw:layer="layout" svg:width="0.58cm" svg:height="0.545cm" svg:x="7.017cm" svg:y="6.706cm" svg:viewBox="0 0 581 546" draw:points="0,0 0,546 581,546 581,0">
          <text:p/>
        </draw:polygon>
        <draw:polygon draw:style-name="gr2" draw:text-style-name="P2" draw:layer="layout" svg:width="0.58cm" svg:height="0.545cm" svg:x="7.657cm" svg:y="6.706cm" svg:viewBox="0 0 581 546" draw:points="0,0 0,546 581,546 581,0">
          <text:p/>
        </draw:polygon>
        <draw:polygon draw:style-name="gr3" draw:text-style-name="P3" draw:layer="layout" svg:width="0.58cm" svg:height="0.545cm" svg:x="7.017cm" svg:y="4.901cm" svg:viewBox="0 0 581 546" draw:points="0,0 0,546 581,546 581,0">
          <text:p/>
        </draw:polygon>
        <draw:polygon draw:style-name="gr3" draw:text-style-name="P3" draw:layer="layout" svg:width="0.58cm" svg:height="0.545cm" svg:x="7.657cm" svg:y="4.901cm" svg:viewBox="0 0 581 546" draw:points="0,0 0,546 581,546 581,0">
          <text:p/>
        </draw:polygon>
        <draw:polygon draw:style-name="gr3" draw:text-style-name="P3" draw:layer="layout" svg:width="0.58cm" svg:height="0.545cm" svg:x="7.017cm" svg:y="6.103cm" svg:viewBox="0 0 581 546" draw:points="0,0 0,546 581,546 581,0">
          <text:p/>
        </draw:polygon>
        <draw:polygon draw:style-name="gr3" draw:text-style-name="P3" draw:layer="layout" svg:width="0.58cm" svg:height="0.545cm" svg:x="7.657cm" svg:y="6.103cm" svg:viewBox="0 0 581 546" draw:points="0,0 0,546 581,546 581,0">
          <text:p/>
        </draw:polygon>
        <draw:path draw:style-name="gr4" draw:text-style-name="P4" draw:layer="layout" svg:width="0.468cm" svg:height="4.075cm" svg:x="9.206cm" svg:y="3.765cm" svg:viewBox="0 0 469 4076" svg:d="M235 0c130 0 234 103 234 233v3610c0 129-104 233-234 233s-235-104-235-233v-3610c0-130 105-233 235-233z">
          <text:p/>
        </draw:path>
        <draw:path draw:style-name="gr2" draw:text-style-name="P2" draw:layer="layout" svg:width="2.047cm" svg:height="1.427cm" svg:x="8.426cm" svg:y="5.139cm" svg:viewBox="0 0 2048 1428" svg:d="M779 0c-152 38-577 142-779 188 31 109 84 209 160 296l2 1c134 148 356 278 680 427l4 2 2 1c17 7 44 20 82 37h1l2 2c128 57 217 115 268 167 50 50 63 86 63 125 0 67-13 111-40 148l804 34c14-69 20-140 20-213 0-203-66-387-196-530-131-147-341-271-634-399h-1c-14-5-31-13-56-24l-2-1h-1c-151-66-258-133-319-190-30-27-48-50-60-71z">
          <text:p/>
        </draw:path>
        <draw:path draw:style-name="gr1" draw:text-style-name="P1" draw:layer="layout" svg:width="2.287cm" svg:height="2.976cm" svg:x="10.452cm" svg:y="4.268cm" svg:viewBox="0 0 2288 2977" svg:d="M123 0l1409 764v-106h220l-1215-658zM687 0l1214 658h372l-1215-658zM1208 0l1080 586v-224l-667-362zM1771 0l517 280v-201l-146-79zM0 15v200l1532 831v-201zM0 297v224l253 137h415zM0 602v56h105zM760 710v223l772 418v-223zM760 1015v201l772 419v-202zM760 1297v225l772 419v-226zM760 1604v201l772 418v-201zM760 1886v225l772 418v-225zM760 2191v202l772 418v-201zM760 2474v186l586 317h186v-85zM760 2741v187l93 49h344l-436-236z">
          <text:p/>
        </draw:path>
        <draw:polygon draw:style-name="gr5" draw:text-style-name="P5" draw:layer="layout" svg:width="0.468cm" svg:height="0.964cm" svg:x="4.194cm" svg:y="8.077cm" svg:viewBox="0 0 469 965" draw:points="469,965 0,965 117,483 235,0 352,482">
          <text:p/>
        </draw:polygon>
        <draw:polygon draw:style-name="gr5" draw:text-style-name="P5" draw:layer="layout" svg:width="0.468cm" svg:height="0.964cm" svg:x="9.149cm" svg:y="8.077cm" svg:viewBox="0 0 469 965" draw:points="469,965 0,965 117,483 235,0 352,482">
          <text:p/>
        </draw:polygon>
        <draw:polygon draw:style-name="gr5" draw:text-style-name="P5" draw:layer="layout" svg:width="0.468cm" svg:height="0.964cm" svg:x="14.548cm" svg:y="8.077cm" svg:viewBox="0 0 469 965" draw:points="469,965 0,965 117,483 235,0 352,482">
          <text:p/>
        </draw:polygon>
        <draw:polygon draw:style-name="gr5" draw:text-style-name="P5" draw:layer="layout" svg:width="0.468cm" svg:height="0.826cm" svg:x="11.5cm" svg:y="2.961cm" svg:viewBox="0 0 469 827" draw:points="469,0 0,0 117,413 235,827 352,414">
          <text:p/>
        </draw:polygon>
        <draw:polygon draw:style-name="gr5" draw:text-style-name="P5" draw:layer="layout" svg:width="0.468cm" svg:height="0.826cm" svg:x="17.338cm" svg:y="2.961cm" svg:viewBox="0 0 469 827" draw:points="469,0 0,0 117,413 235,827 352,414">
          <text:p/>
        </draw:polygon>
        <draw:path draw:style-name="gr6" draw:text-style-name="P6" draw:layer="layout" svg:width="5.96cm" svg:height="0.509cm" svg:x="11.669cm" svg:y="2.631cm" svg:viewBox="0 0 5961 510" svg:d="M45 0c-8 1-14 3-20 6-9 4-14 9-19 17-4 8-6 15-6 23v464h98v-417h5765v394h98v-441c0-8-2-15-6-23-5-7-11-13-19-17s-15-6-24-6h-5863c-1 0-1 0-2 0s-2 0-2 0z">
          <text:p/>
        </draw:path>
        <draw:path draw:style-name="gr6" draw:text-style-name="P6" draw:layer="layout" svg:width="19.578cm" svg:height="8.844cm" svg:x="1.399cm" svg:y="1.38cm" svg:viewBox="0 0 19579 8845" svg:d="M40 0c-5 2-10 3-15 6-9 4-14 9-19 16-4 8-6 16-6 24v8753c0 8 2 15 6 23 5 7 10 12 19 16 8 4 15 7 24 7h19310c9 0 16-3 25-7 7-4 13-9 18-16 4-8 6-15 6-23v-2898h171l-117-481-118-482-116 482-117 481h198v2851h-19211v-8660h19211v2901h-198l117 481 116 482 118-482 117-481h-171v-2947c0-8-2-15-6-23-5-7-11-13-18-17-9-4-16-6-25-6h-19310c-1 0-1 0-2 0s-2 0-2 0c-1 0-2 0-2 0-1 0-2 0-3 0z">
          <text:p/>
        </draw:path>
        <draw:polygon draw:style-name="gr5" draw:text-style-name="P5" draw:layer="layout" svg:width="0.468cm" svg:height="0.826cm" svg:x="7.112cm" svg:y="2.961cm" svg:viewBox="0 0 469 827" draw:points="469,0 0,0 117,413 235,827 352,414">
          <text:p/>
        </draw:polygon>
        <draw:polygon draw:style-name="gr5" draw:text-style-name="P5" draw:layer="layout" svg:width="0.468cm" svg:height="0.826cm" svg:x="3.466cm" svg:y="2.96cm" svg:viewBox="0 0 469 827" draw:points="469,827 0,827 117,414 235,0 352,413">
          <text:p/>
        </draw:polygon>
        <draw:frame draw:style-name="gr7" draw:text-style-name="P8" draw:layer="layout" svg:width="3.834cm" svg:height="1.361cm" svg:x="2.004cm" svg:y="1.765cm">
          <draw:text-box>
            <text:p text:style-name="P7"><text:span text:style-name="T1">Figure/Ground </text:span><text:span text:style-name="T1"><text:line-break/></text:span><text:span text:style-name="T1">Segregation</text:span></text:p>
          </draw:text-box>
        </draw:frame>
        <draw:frame draw:style-name="gr8" draw:text-style-name="P8" draw:layer="layout" svg:width="2.208cm" svg:height="0.806cm" svg:x="3.367cm" svg:y="9.147cm">
          <draw:text-box>
            <text:p text:style-name="P7"><text:span text:style-name="T1">Closure</text:span></text:p>
          </draw:text-box>
        </draw:frame>
        <draw:frame draw:style-name="gr9" draw:text-style-name="P8" draw:layer="layout" svg:width="2.542cm" svg:height="0.806cm" svg:x="6.181cm" svg:y="2.09cm">
          <draw:text-box>
            <text:p text:style-name="P7"><text:span text:style-name="T1">Proximity</text:span></text:p>
          </draw:text-box>
        </draw:frame>
        <draw:frame draw:style-name="gr10" draw:text-style-name="P8" draw:layer="layout" svg:width="4.634cm" svg:height="0.806cm" svg:x="7.304cm" svg:y="9.072cm">
          <draw:text-box>
            <text:p text:style-name="P7"><text:span text:style-name="T1">Good Continuation</text:span></text:p>
          </draw:text-box>
        </draw:frame>
        <draw:frame draw:style-name="gr11" draw:text-style-name="P8" draw:layer="layout" svg:width="4.198cm" svg:height="0.806cm" svg:x="12.843cm" svg:y="9.118cm">
          <draw:text-box>
            <text:p text:style-name="P7"><text:span text:style-name="T1">Law of Simplicity</text:span></text:p>
          </draw:text-box>
        </draw:frame>
        <draw:frame draw:style-name="gr12" draw:text-style-name="P8" draw:layer="layout" svg:width="2.513cm" svg:height="0.806cm" svg:x="13.344cm" svg:y="1.944cm">
          <draw:text-box>
            <text:p text:style-name="P7"><text:span text:style-name="T1">Similarity</text:span></text:p>
          </draw:text-box>
        </draw:frame>
        <draw:frame draw:style-name="gr13" draw:text-style-name="P8" draw:layer="layout" svg:width="2.504cm" svg:height="1.361cm" svg:x="19.615cm" svg:y="5.239cm">
          <draw:text-box>
            <text:p text:style-name="P7"><text:span text:style-name="T1">Common</text:span></text:p>
            <text:p text:style-name="P7"><text:span text:style-name="T1">Reg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07T07:51:14.180081030</dc:date>
    <dc:creator>Susan Vanderplas</dc:creator>
    <meta:editing-duration>PT10M47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